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7000001D81E79F3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style:tab-stops>
          <style:tab-stop style:position="0cm" style:type="center"/>
          <style:tab-stop style:position="18.161cm" style:type="right"/>
        </style:tab-stops>
      </style:paragraph-properties>
    </style:style>
    <style:style style:name="P2" style:family="paragraph" style:parent-style-name="Default_20_Text">
      <style:paragraph-properties fo:margin-top="0.282cm" fo:margin-bottom="0cm"/>
    </style:style>
    <style:style style:name="P3"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font-name-asian="Helv" style:font-size-asian="10pt" style:font-name-complex="Helv" style:font-size-complex="10pt"/>
    </style:style>
    <style:style style:name="P4"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5"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style:text-underline-style="none" fo:font-weight="bold" style:font-name-asian="Helv" style:font-size-asian="10pt" style:font-weight-asian="bold" style:font-name-complex="Helv" style:font-size-complex="10pt" style:font-weight-complex="bold"/>
    </style:style>
    <style:style style:name="P6"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7"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8"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font-name-asian="Helv" style:font-size-asian="10pt" style:font-name-complex="Helv" style:font-size-complex="10pt"/>
    </style:style>
    <style:style style:name="P9"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10"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fo:font-size="10pt" style:font-name-asian="Courier" style:font-size-asian="10pt" style:font-name-complex="Courier" style:font-size-complex="10pt"/>
    </style:style>
    <style:style style:name="P11"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6000" style:font-name="Helv" fo:font-size="10pt" fo:font-weight="bold" style:font-name-asian="Helv" style:font-size-asian="10pt" style:font-weight-asian="bold" style:font-name-complex="Helv" style:font-size-complex="10pt" style:font-weight-complex="bold"/>
    </style:style>
    <style:style style:name="P12" style:family="paragraph" style:parent-style-name="Preformatted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New1" fo:font-size="10pt" style:text-underline-style="none" fo:font-weight="normal" style:font-name-asian="Helv" style:font-size-asian="10pt" style:font-weight-asian="normal" style:font-name-complex="Helv" style:font-size-complex="10pt" style:font-weight-complex="normal"/>
    </style:style>
    <style:style style:name="P13"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14"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15"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16"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17"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18"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19"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language="en" fo:country="US" style:text-underline-style="none" fo:font-weight="normal" style:font-name-asian="Helv" style:font-size-asian="10pt" style:font-weight-asian="normal" style:font-name-complex="Helv" style:font-size-complex="10pt" style:language-complex="ar" style:country-complex="SA" style:font-weight-complex="normal"/>
    </style:style>
    <style:style style:name="P20"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21"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22"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23"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font-weight="bold" style:font-weight-asian="bold" style:font-weight-complex="bold"/>
    </style:style>
    <style:style style:name="P24"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style>
    <style:style style:name="P25" style:family="paragraph" style:parent-style-name="Body">
      <style:paragraph-properties fo:margin-left="0cm" fo:margin-right="0cm" fo:text-indent="0cm" style:auto-text-indent="false"/>
      <style:text-properties fo:color="#000000"/>
    </style:style>
    <style:style style:name="P26" style:family="paragraph" style:parent-style-name="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27" style:family="paragraph" style:parent-style-name="Body">
      <style:paragraph-properties fo:margin-left="0cm" fo:margin-right="0cm" fo:text-indent="0cm" style:auto-text-indent="false"/>
      <style:text-properties fo:color="#000000" style:font-name="Arial" fo:font-size="10pt" fo:language="en" fo:country="US" fo:font-style="normal" fo:font-weight="normal" style:font-name-asian="Arial"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Body">
      <style:paragraph-properties fo:margin-left="0cm" fo:margin-right="0cm" fo:text-indent="0cm" style:auto-text-indent="false"/>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29" style:family="paragraph" style:parent-style-name="Body">
      <style:paragraph-properties fo:margin-left="0cm" fo:margin-right="0cm" fo:margin-top="0.011cm" fo:margin-bottom="0.011cm" fo:text-indent="0cm" style:auto-text-indent="false"/>
    </style:style>
    <style:style style:name="P30" style:family="paragraph" style:parent-style-name="Body">
      <style:paragraph-properties fo:margin-left="0cm" fo:margin-right="0cm" fo:margin-top="0.212cm" fo:margin-bottom="0.212cm" fo:text-align="justify" style:justify-single-word="false" fo:text-indent="0cm" style:auto-text-indent="false" style:text-autospace="none" style:vertical-align="auto" style:writing-mode="lr-tb">
        <style:tab-stops>
          <style:tab-stop style:position="10.001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31" style:family="paragraph" style:parent-style-name="Default_20_Text">
      <style:paragraph-properties fo:margin-left="0cm" fo:margin-right="0cm" fo:text-align="justify" style:justify-single-word="false" fo:text-indent="0cm" style:auto-text-indent="false" style:text-autospace="none" style:vertical-align="auto" style:writing-mode="lr-tb"/>
      <style:text-properties style:font-name="Arial" fo:font-size="10pt" fo:language="en" fo:country="US" style:font-name-asian="Helvetica" style:font-size-asian="10pt" style:language-asian="en" style:country-asian="US" style:font-name-complex="Times New Roman" style:font-size-complex="10pt" style:language-complex="ar" style:country-complex="SA"/>
    </style:style>
    <style:style style:name="P32" style:family="paragraph" style:parent-style-name="Preformatted_20_Text">
      <style:paragraph-properties fo:margin-top="0cm" fo:margin-bottom="0.499cm"/>
      <style:text-properties fo:color="#ff0000" fo:font-style="normal" fo:font-weight="normal" style:font-style-asian="normal" style:font-weight-asian="normal" style:font-style-complex="normal" style:font-weight-complex="normal"/>
    </style:style>
    <style:style style:name="P33" style:family="paragraph" style:parent-style-name="Preformatted_20_Text">
      <style:paragraph-properties fo:margin-top="0cm" fo:margin-bottom="0.499cm"/>
      <style:text-properties fo:font-weight="normal" style:font-weight-asian="normal" style:font-weight-complex="normal"/>
    </style:style>
    <style:style style:name="P34" style:family="paragraph" style:parent-style-name="Body">
      <style:text-properties fo:color="#ff0000" fo:font-style="italic" style:font-style-asian="italic"/>
    </style:style>
    <style:style style:name="P35" style:family="paragraph" style:parent-style-name="Body">
      <style:text-properties fo:color="#ff0000" fo:font-style="italic" fo:font-weight="bold" style:font-style-asian="italic" style:font-weight-asian="bold"/>
    </style:style>
    <style:style style:name="P36" style:family="paragraph" style:parent-style-name="Body">
      <style:text-properties fo:color="#ff0000" fo:font-style="normal" style:font-style-asian="normal" style:font-style-complex="normal"/>
    </style:style>
    <style:style style:name="P37" style:family="paragraph" style:parent-style-name="Body">
      <style:text-properties fo:language="en" fo:country="GB"/>
    </style:style>
    <style:style style:name="P38" style:family="paragraph" style:parent-style-name="Body">
      <style:text-properties fo:color="#000000" fo:font-style="normal" fo:font-weight="normal" style:font-style-asian="normal" style:font-weight-asian="normal" style:font-style-complex="normal" style:font-weight-complex="normal"/>
    </style:style>
    <style:style style:name="P3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0" style:family="paragraph" style:parent-style-name="Body">
      <style:text-properties fo:language="en" fo:country="US" style:language-complex="ar" style:country-complex="SA"/>
    </style:style>
    <style:style style:name="P41" style:family="paragraph" style:parent-style-name="Body">
      <style:text-properties fo:font-weight="bold" style:font-weight-asian="bold" style:font-weight-complex="bold"/>
    </style:style>
    <style:style style:name="P42" style:family="paragraph" style:parent-style-name="Body">
      <style:text-properties fo:background-color="#ffff00"/>
    </style:style>
    <style:style style:name="P43" style:family="paragraph" style:parent-style-name="Body">
      <style:text-properties style:font-name="Arial"/>
    </style:style>
    <style:style style:name="P44" style:family="paragraph" style:parent-style-name="Body">
      <style:paragraph-properties>
        <style:tab-stops>
          <style:tab-stop style:position="6.826cm"/>
        </style:tab-stops>
      </style:paragraph-properties>
    </style:style>
    <style:style style:name="P45" style:family="paragraph" style:parent-style-name="CellBody">
      <style:paragraph-properties style:snap-to-layout-grid="false"/>
    </style:style>
    <style:style style:name="P46" style:family="paragraph" style:parent-style-name="CellBody">
      <style:paragraph-properties style:snap-to-layout-grid="false"/>
      <style:text-properties fo:color="#000000" fo:font-style="italic" style:font-style-asian="italic"/>
    </style:style>
    <style:style style:name="P47" style:family="paragraph" style:parent-style-name="CellBody">
      <style:paragraph-properties fo:keep-with-next="always" style:snap-to-layout-grid="false"/>
    </style:style>
    <style:style style:name="P48" style:family="paragraph" style:parent-style-name="CellHeading">
      <style:paragraph-properties fo:text-align="center" style:justify-single-word="false" fo:keep-with-next="always" style:snap-to-layout-grid="false"/>
    </style:style>
    <style:style style:name="P49" style:family="paragraph" style:parent-style-name="Abstract">
      <style:text-properties fo:font-size="16pt" fo:font-weight="bold" style:font-size-asian="16pt" style:font-weight-asian="bold"/>
    </style:style>
    <style:style style:name="P50" style:family="paragraph" style:parent-style-name="Abstract">
      <style:text-properties fo:language="en" fo:country="GB"/>
    </style:style>
    <style:style style:name="P51" style:family="paragraph" style:parent-style-name="Preformatted_20_Text">
      <style:text-properties fo:font-weight="bold" style:font-weight-asian="bold" style:font-weight-complex="bold"/>
    </style:style>
    <style:style style:name="P52" style:family="paragraph" style:parent-style-name="Preformatted_20_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3" style:family="paragraph" style:parent-style-name="Body">
      <style:paragraph-properties fo:margin-left="2.286cm" fo:margin-right="0cm" fo:text-indent="0cm" style:auto-text-indent="false"/>
    </style:style>
    <style:style style:name="P54" style:family="paragraph" style:parent-style-name="Body">
      <style:paragraph-properties fo:margin-left="2.286cm" fo:margin-right="0cm" fo:margin-top="0.011cm" fo:margin-bottom="0.011cm" fo:text-indent="0cm" style:auto-text-indent="false"/>
      <style:text-properties style:font-name="Courier New1"/>
    </style:style>
    <style:style style:name="P55" style:family="paragraph" style:parent-style-name="Preformatted_20_Text">
      <style:paragraph-properties fo:margin-left="2.286cm" fo:margin-right="0cm" fo:text-indent="0cm" style:auto-text-indent="false"/>
      <style:text-properties style:font-name="ProductusOSGiMonoc" fo:font-size="9pt"/>
    </style:style>
    <style:style style:name="P56" style:family="paragraph" style:parent-style-name="Preformatted_20_Text">
      <style:paragraph-properties fo:margin-left="2.286cm" fo:margin-right="0cm" fo:text-indent="0cm" style:auto-text-indent="false"/>
      <style:text-properties style:font-name="ProductusOSGiMonoc" fo:font-size="10pt" style:font-size-asian="10pt" style:font-size-complex="10pt"/>
    </style:style>
    <style:style style:name="P57" style:family="paragraph" style:parent-style-name="Document_20_Title">
      <style:paragraph-properties fo:text-align="center" style:justify-single-word="false"/>
    </style:style>
    <style:style style:name="P5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0" style:family="paragraph" style:parent-style-name="Standard">
      <style:text-properties style:font-name="Arial" fo:font-size="9pt" fo:language="en" fo:country="US" style:font-size-asian="9pt" style:font-size-complex="9pt" style:language-complex="ar" style:country-complex="SA"/>
    </style:style>
    <style:style style:name="P61" style:family="paragraph" style:parent-style-name="Standard">
      <style:text-properties style:font-name="Arial" fo:language="en" fo:country="US" style:language-complex="ar" style:country-complex="SA"/>
    </style:style>
    <style:style style:name="P62"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63" style:family="paragraph" style:parent-style-name="Standard">
      <style:paragraph-properties fo:text-align="start" style:justify-single-word="false" style:text-autospace="none"/>
      <style:text-properties style:font-name="CourierNewPSMT" fo:font-size="10pt" style:font-name-asian="CourierNewPSMT" style:font-size-asian="10pt" style:font-name-complex="CourierNewPSMT" style:font-size-complex="10pt"/>
    </style:style>
    <style:style style:name="P64" style:family="paragraph" style:parent-style-name="Standard">
      <style:paragraph-properties style:text-autospace="none"/>
      <style:text-properties style:font-name="CourierNewPSMT" fo:font-size="10pt" style:font-name-asian="CourierNewPSMT" style:font-size-asian="10pt" style:font-name-complex="CourierNewPSMT" style:font-size-complex="10pt"/>
    </style:style>
    <style:style style:name="P6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6" style:family="paragraph" style:parent-style-name="Default_20_Text">
      <style:text-properties style:font-name="Courier New1"/>
    </style:style>
    <style:style style:name="P67" style:family="paragraph" style:parent-style-name="Default_20_Text">
      <style:text-properties fo:color="#000000" style:font-name="Courier New1" fo:font-size="10pt" fo:font-style="italic" style:font-name-asian="Courier New1" style:font-size-asian="10pt" style:font-style-asian="italic" style:font-name-complex="Courier New1" style:font-size-complex="10pt"/>
    </style:style>
    <style:style style:name="P68" style:family="paragraph" style:parent-style-name="Default_20_Text" style:list-style-name="L2"/>
    <style:style style:name="P69"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70" style:family="paragraph" style:parent-style-name="Body">
      <style:text-properties fo:language="en" fo:country="US" style:language-complex="ar" style:country-complex="SA"/>
    </style:style>
    <style:style style:name="P71" style:family="paragraph" style:parent-style-name="Body" style:list-style-name="L2"/>
    <style:style style:name="P72" style:family="paragraph" style:parent-style-name="Body" style:list-style-name="WW8Num5">
      <style:paragraph-properties fo:margin-left="2.413cm" fo:margin-right="0cm" fo:margin-top="0.212cm" fo:margin-bottom="0.212cm" fo:text-align="justify" style:justify-single-word="false" fo:text-indent="-0.635cm" style:auto-text-indent="false" style:text-autospace="none" style:vertical-align="auto" style:writing-mode="lr-tb">
        <style:tab-stops>
          <style:tab-stop style:position="0cm"/>
          <style:tab-stop style:position="7.588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73" style:family="paragraph" style:parent-style-name="Body" style:list-style-name="L1">
      <style:paragraph-properties fo:margin-left="0.026cm" fo:margin-right="0cm" fo:text-indent="-0.741cm" style:auto-text-indent="false">
        <style:tab-stops>
          <style:tab-stop style:position="-0.265cm"/>
          <style:tab-stop style:position="10.001cm"/>
        </style:tab-stops>
      </style:paragraph-properties>
    </style:style>
    <style:style style:name="P74" style:family="paragraph" style:parent-style-name="Document_20_Title" style:master-page-name="First_20_Page">
      <style:paragraph-properties fo:text-align="center" style:justify-single-word="false" style:page-number="auto"/>
      <style:text-properties style:text-underline-style="solid" style:text-underline-type="double" style:text-underline-width="auto" style:text-underline-color="font-color"/>
    </style:style>
    <style:style style:name="P75" style:family="paragraph" style:parent-style-name="Heading_20_3">
      <style:text-properties style:font-name="Arial"/>
    </style:style>
    <style:style style:name="P76" style:family="paragraph" style:parent-style-name="Heading_20_2">
      <style:text-properties fo:language="en" fo:country="US" style:language-complex="ar" style:country-complex="SA"/>
    </style:style>
    <style:style style:name="P77" style:family="paragraph" style:parent-style-name="Heading_20_2" style:master-page-name="">
      <style:paragraph-properties style:page-number="auto"/>
    </style:style>
    <style:style style:name="P78" style:family="paragraph" style:parent-style-name="Heading_20_2">
      <style:paragraph-properties fo:margin-left="0.026cm" fo:margin-right="0cm" fo:text-indent="0cm" style:auto-text-indent="false"/>
      <style:text-properties fo:color="#000000" fo:font-style="normal" fo:font-weight="bold" style:font-style-asian="normal" style:font-weight-asian="bold" style:font-style-complex="normal" style:font-weight-complex="bold"/>
    </style:style>
    <style:style style:name="P79" style:family="paragraph" style:parent-style-name="Heading_20_1">
      <style:paragraph-properties fo:break-before="page"/>
    </style:style>
    <style:style style:name="P80" style:family="paragraph" style:parent-style-name="Definition_20_Term">
      <style:text-properties style:font-name="Arial" fo:font-size="10pt" style:font-size-asian="10pt" style:font-size-complex="10pt"/>
    </style:style>
    <style:style style:name="T1" style:family="text">
      <style:text-properties fo:language="en" fo:country="US" style:language-complex="ar" style:country-complex="SA"/>
    </style:style>
    <style:style style:name="T2" style:family="text">
      <style:text-properties fo:language="en" fo:country="US" style:language-complex="ar" style:country-complex="SA"/>
    </style:style>
    <style:style style:name="T3" style:family="text">
      <style:text-properties fo:language="en" fo:country="US" style:text-underline-style="none" style:language-complex="ar" style:country-complex="SA"/>
    </style:style>
    <style:style style:name="T4" style:family="text">
      <style:text-properties fo:color="#000000"/>
    </style:style>
    <style:style style:name="T5" style:family="text">
      <style:text-properties fo:color="#000000" style:font-name="Helv" fo:font-size="10pt" fo:language="en" fo:country="US" fo:font-weight="normal" style:font-name-asian="Helv" style:font-size-asian="10pt" style:font-weight-asian="normal" style:font-name-complex="Helv" style:font-size-complex="10pt" style:language-complex="ar" style:country-complex="SA" style:font-weight-complex="normal"/>
    </style:style>
    <style:style style:name="T6" style:family="text">
      <style:text-properties fo:color="#000000" style:font-name="Helv" fo:font-size="10pt" style:font-name-asian="Helv" style:font-size-asian="10pt" style:font-name-complex="Helv" style:font-size-complex="10pt"/>
    </style:style>
    <style:style style:name="T7" style:family="text">
      <style:text-properties fo:color="#000000" style:font-name="Helv" fo:font-size="10pt" fo:font-weight="normal" style:font-name-asian="Helv" style:font-size-asian="10pt" style:font-weight-asian="normal" style:font-name-complex="Helv" style:font-size-complex="10pt" style:font-weight-complex="normal"/>
    </style:style>
    <style:style style:name="T8" style:family="text">
      <style:text-properties fo:color="#000000" style:font-name="Helv" fo:font-size="10pt" fo:font-style="normal" fo:font-weight="normal" style:font-name-asian="Helv" style:font-size-asian="10pt" style:font-style-asian="normal" style:font-weight-asian="normal" style:font-name-complex="Helv" style:font-size-complex="10pt" style:font-style-complex="normal" style:font-weight-complex="normal"/>
    </style:style>
    <style:style style:name="T9" style:family="text">
      <style:text-properties fo:color="#000000" style:font-name="Helv" fo:font-size="10pt" fo:font-style="normal" fo:font-weight="bold" style:font-name-asian="Helv" style:font-size-asian="10pt" style:font-style-asian="normal" style:font-weight-asian="bold" style:font-name-complex="Helv" style:font-size-complex="10pt" style:font-style-complex="normal" style:font-weight-complex="bold"/>
    </style:style>
    <style:style style:name="T10" style:family="text">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T11"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12" style:family="text">
      <style:text-properties fo:color="#000000" fo:font-weight="bold" style:font-weight-asian="bold" style:font-weight-complex="bold"/>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color="#000000" fo:font-size="10pt" fo:font-style="italic" style:font-name-asian="Courier New1" style:font-size-asian="10pt" style:font-style-asian="italic" style:font-name-complex="Courier New1" style:font-size-complex="10pt"/>
    </style:style>
    <style:style style:name="T17" style:family="text">
      <style:text-properties fo:color="#000000" fo:font-size="10pt" style:font-name-asian="Helv" style:font-size-asian="10pt" style:font-name-complex="Helv" style:font-size-complex="10pt"/>
    </style:style>
    <style:style style:name="T18" style:family="text">
      <style:text-properties fo:font-weight="normal" style:font-weight-asian="normal" style:font-weight-complex="normal"/>
    </style:style>
    <style:style style:name="T19" style:family="text">
      <style:text-properties fo:font-weight="normal" style:font-name-asian="Helvetica" style:font-weight-asian="normal" style:font-weight-complex="normal"/>
    </style:style>
    <style:style style:name="T20" style:family="text">
      <style:text-properties style:font-name="Courier New1"/>
    </style:style>
    <style:style style:name="T21" style:family="text">
      <style:text-properties style:font-name="Courier New1" fo:font-weight="normal" style:font-weight-asian="normal" style:font-weight-complex="normal"/>
    </style:style>
    <style:style style:name="T22" style:family="text">
      <style:text-properties style:font-name="Courier New1" fo:font-size="12pt" style:font-size-asian="12pt" style:font-size-complex="12pt"/>
    </style:style>
    <style:style style:name="T23" style:family="text">
      <style:text-properties style:font-name="Arial"/>
    </style:style>
    <style:style style:name="T24" style:family="text">
      <style:text-properties style:font-name="Arial" fo:font-weight="normal" style:font-weight-asian="normal" style:font-weight-complex="normal"/>
    </style:style>
    <style:style style:name="T25" style:family="text">
      <style:text-properties style:font-name="Arial" fo:language="en" fo:country="US" style:language-complex="ar" style:country-complex="SA"/>
    </style:style>
    <style:style style:name="T26"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7" style:family="text">
      <style:text-properties style:text-underline-style="none"/>
    </style:style>
    <style:style style:name="T28" style:family="text">
      <style:text-properties fo:font-weight="bold" style:font-weight-asian="bold" style:font-weight-complex="bold"/>
    </style:style>
    <style:style style:name="T29" style:family="text">
      <style:text-properties fo:font-size="14pt" fo:font-weight="normal" style:font-size-asian="14pt" style:font-weight-asian="normal"/>
    </style:style>
    <style:style style:name="T30" style:family="text">
      <style:text-properties style:font-name="Courier New"/>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weight-complex="normal"/>
    </style:style>
    <style:style style:name="T33"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34" style:family="text">
      <style:text-properties style:use-window-font-color="true" style:font-name-asian="Helvetica1" style:font-name-complex="Helvetica1"/>
    </style:style>
    <style:style style:name="T35" style:family="text">
      <style:text-properties style:use-window-font-color="true" fo:font-style="italic" style:font-name-asian="Helvetica1" style:font-style-asian="italic" style:font-name-complex="Helvetica1" style:font-style-complex="italic"/>
    </style:style>
    <style:style style:name="T36" style:family="text">
      <style:text-properties style:use-window-font-color="true" fo:font-style="normal" style:font-name-asian="Helvetica1" style:font-style-asian="normal" style:font-name-complex="Helvetica1" style:font-style-complex="normal"/>
    </style:style>
    <style:style style:name="T37" style:family="text">
      <style:text-properties style:text-position="super 58%"/>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ize="10pt" style:font-name-asian="ArialMT" style:font-size-asian="10pt" style:font-name-complex="ArialMT" style:font-size-complex="10pt"/>
    </style:style>
    <style:style style:name="T40" style:family="text">
      <style:text-properties style:font-name-asian="Helveti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408cm" fo:text-indent="-0.741cm" fo:margin-left="7.408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04842880" text:id="ct204842880">
          <text:insertion>
            <office:change-info>
              <dc:creator>Tim Mitchell</dc:creator>
              <dc:date>2013-09-07T17:04:00</dc:date>
            </office:change-info>
          </text:insertion>
        </text:changed-region>
        <text:changed-region xml:id="ct204842776" text:id="ct204842776">
          <text:insertion>
            <office:change-info>
              <dc:creator>Tim Mitchell</dc:creator>
              <dc:date>2013-09-08T09:20:00</dc:date>
            </office:change-info>
          </text:insertion>
        </text:changed-region>
        <text:changed-region xml:id="ct204842984" text:id="ct204842984">
          <text:insertion>
            <office:change-info>
              <dc:creator>Tim Mitchell</dc:creator>
              <dc:date>2013-09-09T09:33:00</dc:date>
            </office:change-info>
          </text:insertion>
        </text:changed-region>
        <text:changed-region xml:id="ct204843088" text:id="ct204843088">
          <text:insertion>
            <office:change-info>
              <dc:creator>Tim Mitchell</dc:creator>
              <dc:date>2013-09-09T09:34:00</dc:date>
            </office:change-info>
          </text:insertion>
        </text:changed-region>
        <text:changed-region xml:id="ct204843192" text:id="ct204843192">
          <text:insertion>
            <office:change-info>
              <dc:creator>Tim Mitchell</dc:creator>
              <dc:date>2013-09-08T09:21:00</dc:date>
            </office:change-info>
          </text:insertion>
        </text:changed-region>
        <text:changed-region xml:id="ct204843296" text:id="ct204843296">
          <text:insertion>
            <office:change-info>
              <dc:creator>Tim Mitchell</dc:creator>
              <dc:date>2013-09-09T09:35:00</dc:date>
            </office:change-info>
          </text:insertion>
        </text:changed-region>
        <text:changed-region xml:id="ct204843400" text:id="ct204843400">
          <text:insertion>
            <office:change-info>
              <dc:creator>Tim Mitchell</dc:creator>
              <dc:date>2013-09-09T09:36:00</dc:date>
            </office:change-info>
          </text:insertion>
        </text:changed-region>
        <text:changed-region xml:id="ct204843504" text:id="ct204843504">
          <text:deletion>
            <office:change-info>
              <dc:creator>Tim Mitchell</dc:creator>
              <dc:date>2013-09-09T09:35:00</dc:date>
            </office:change-info>
            <text:p text:style-name="Body"><text:span text:style-name="T1"/></text:p>
            <text:h text:style-name="Heading_20_1" text:outline-level="1">R</text:h>
          </text:deletion>
        </text:changed-region>
        <text:changed-region xml:id="ct204843608" text:id="ct204843608">
          <text:insertion>
            <office:change-info>
              <dc:creator>Tim Mitchell</dc:creator>
              <dc:date>2013-09-08T09:22:00</dc:date>
            </office:change-info>
          </text:insertion>
        </text:changed-region>
        <text:changed-region xml:id="ct204843712" text:id="ct204843712">
          <text:insertion>
            <office:change-info>
              <dc:creator>Tim Mitchell</dc:creator>
              <dc:date>2013-09-08T09:23:00</dc:date>
            </office:change-info>
          </text:insertion>
        </text:changed-region>
        <text:changed-region xml:id="ct204843816" text:id="ct204843816">
          <text:insertion>
            <office:change-info>
              <dc:creator>Tim Mitchell</dc:creator>
              <dc:date>2013-09-08T09:57:00</dc:date>
            </office:change-info>
          </text:insertion>
        </text:changed-region>
        <text:changed-region xml:id="ct204843920" text:id="ct204843920">
          <text:insertion>
            <office:change-info>
              <dc:creator>Tim Mitchell</dc:creator>
              <dc:date>2013-09-08T10:00:00</dc:date>
            </office:change-info>
          </text:insertion>
        </text:changed-region>
        <text:changed-region xml:id="ct204844024" text:id="ct204844024">
          <text:insertion>
            <office:change-info>
              <dc:creator>Tim Mitchell</dc:creator>
              <dc:date>2013-09-08T09:29:00</dc:date>
            </office:change-info>
          </text:insertion>
        </text:changed-region>
        <text:changed-region xml:id="ct204844128" text:id="ct204844128">
          <text:format-change>
            <office:change-info>
              <dc:creator>Unknown Author</dc:creator>
              <dc:date>2013-08-29T10:06:00</dc:date>
            </office:change-info>
          </text:format-change>
        </text:changed-region>
        <text:changed-region xml:id="ct204844440" text:id="ct204844440">
          <text:insertion>
            <office:change-info>
              <dc:creator>Tim Mitchell</dc:creator>
              <dc:date>2013-09-08T09:46:00</dc:date>
            </office:change-info>
          </text:insertion>
        </text:changed-region>
        <text:changed-region xml:id="ct204844232" text:id="ct204844232">
          <text:insertion>
            <office:change-info>
              <dc:creator>Tim Mitchell</dc:creator>
              <dc:date>2013-09-08T09:51:00</dc:date>
            </office:change-info>
          </text:insertion>
        </text:changed-region>
        <text:changed-region xml:id="ct204844336" text:id="ct204844336">
          <text:insertion>
            <office:change-info>
              <dc:creator>Tim Mitchell</dc:creator>
              <dc:date>2013-09-09T09:40:00</dc:date>
            </office:change-info>
          </text:insertion>
        </text:changed-region>
        <text:changed-region xml:id="ct204844544" text:id="ct204844544">
          <text:insertion>
            <office:change-info>
              <dc:creator>Tim Mitchell</dc:creator>
              <dc:date>2013-09-08T10:00:00</dc:date>
            </office:change-info>
          </text:insertion>
        </text:changed-region>
        <text:changed-region xml:id="ct204844648" text:id="ct204844648">
          <text:insertion>
            <office:change-info>
              <dc:creator>Tim Mitchell</dc:creator>
              <dc:date>2013-09-08T10:01:00</dc:date>
            </office:change-info>
          </text:insertion>
        </text:changed-region>
        <text:changed-region xml:id="ct204844752" text:id="ct204844752">
          <text:insertion>
            <office:change-info>
              <dc:creator>Tim Mitchell</dc:creator>
              <dc:date>2013-09-08T10:02:00</dc:date>
            </office:change-info>
          </text:insertion>
        </text:changed-region>
        <text:changed-region xml:id="ct204844856" text:id="ct204844856">
          <text:insertion>
            <office:change-info>
              <dc:creator>Tim Mitchell</dc:creator>
              <dc:date>2013-09-08T10:04:00</dc:date>
            </office:change-info>
          </text:insertion>
        </text:changed-region>
        <text:changed-region xml:id="ct204844960" text:id="ct204844960">
          <text:insertion>
            <office:change-info>
              <dc:creator>Tim Mitchell</dc:creator>
              <dc:date>2013-09-08T10:05:00</dc:date>
            </office:change-info>
          </text:insertion>
        </text:changed-region>
        <text:changed-region xml:id="ct204845064" text:id="ct204845064">
          <text:insertion>
            <office:change-info>
              <dc:creator>Tim Mitchell</dc:creator>
              <dc:date>2013-09-08T10:06:00</dc:date>
            </office:change-info>
          </text:insertion>
        </text:changed-region>
        <text:changed-region xml:id="ct204845168" text:id="ct204845168">
          <text:insertion>
            <office:change-info>
              <dc:creator>Tim Mitchell</dc:creator>
              <dc:date>2013-09-08T10: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57"><draw:frame draw:style-name="fr2" draw:name="graphics3" text:anchor-type="paragraph" svg:width="17.78cm" svg:height="7.893cm" draw:z-index="15"><draw:image xlink:href="Pictures/1000020100000427000001D81E79F30D.png" xlink:type="simple" xlink:show="embed" xlink:actuate="onLoad"/></draw:frame></text:p>
      <text:p text:style-name="P57"><text:user-defined style:data-style-name="N0" text:name="RFC Title">Blueprint Container 1.1</text:user-defined></text:p>
      <text:p text:style-name="Document_20_Title"><text:span text:style-name="T29">Draft<text:line-break/><text:line-break/></text:span><text:span text:style-name="T29"><text:page-count style:num-format="1">16</text:page-count></text:span><text:span text:style-name="T29"> Pages</text:span></text:p>
      <text:p text:style-name="P49">Abstract</text:p>
      <text:p text:style-name="P50">Update Blueprint Container to 1.1 with some features requested via bug reports or directly from users.</text:p>
      <text:h text:style-name="P79" text:outline-level="1" text:restart-numbering="true" text:start-value="-1">Document Information</text:h>
      <text:h text:style-name="P76" text:outline-level="2">License</text:h>
      <text:p text:style-name="P39">DISTRIBUTION AND FEEDBACK LICENSE, Version 2.0</text:p>
      <text:p text:style-name="P6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0"/>
      <text:p text:style-name="P6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0"/>
      <text:p text:style-name="P6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0">NEITHER THE OSGi ALLIANCE NOR ANY THIRD PARTY WILL BE LIABLE FOR ANY DIRECT, INDIRECT, SPECIAL, INCIDENTAL OR CONSEQUENTIAL DAMAGES ARISING OUT OF OR RELATING TO ANY USE OR DISTRIBUTION OF THE DISTRIBUTION. </text:p>
      <text:p text:style-name="P60"/>
      <text:p text:style-name="P6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0"/>
      <text:p text:style-name="P6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0"/>
      <text:p text:style-name="P60">The OSGi Alliance is willing to receive input, suggestions and other feedback (“Feedback”) on the Distribution. <text:s/>By providing <text:soft-page-break/>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1"/>
      <text:p text:style-name="P61">I HEREBY ACKNOWLEDGE AND AGREE TO THE TERMS AND CONDITIONS DELINEATED ABOVE.</text:p>
      <text:h text:style-name="P76" text:outline-level="2">Trademarks</text:h>
      <text:p text:style-name="P4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6" text:outline-level="2">Feedback</text:h>
      <text:p text:style-name="Body"><text:span text:style-name="T1">This document can be downloaded from the OSGi Alliance design repository at </text:span><text:a xlink:type="simple" xlink:href="https://github.com/osgi/design"><text:span text:style-name="T1">https://github.com/osgi/design</text:span></text:a><text:span text:style-name="T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5">0 Document Information<text:tab/>2</text:p>
          <text:p text:style-name="P59">0.1 License<text:tab/>2</text:p>
          <text:p text:style-name="P59">0.2 Trademarks<text:tab/>3</text:p>
          <text:p text:style-name="P59">0.3 Feedback<text:tab/>3</text:p>
          <text:p text:style-name="P59">0.4 Table of Contents<text:tab/>3</text:p>
          <text:p text:style-name="P59">0.5 Terminology and Document Conventions<text:tab/>4</text:p>
          <text:p text:style-name="P59">0.6 Revision History<text:tab/>4</text:p>
          <text:p text:style-name="P65">1 Introduction<text:tab/>5</text:p>
          <text:p text:style-name="P65">2 Application Domain<text:tab/>5</text:p>
          <text:p text:style-name="P65">3 Problem Description<text:tab/>6</text:p>
          <text:p text:style-name="P59">3.1 3.1 Non-Damped Reference Managers<text:tab/>6</text:p>
          <text:p text:style-name="P59">3.2 3.2 Blueprint Grace Timeout<text:tab/>6</text:p>
          <text:p text:style-name="P59">3.3 3.3 Bug 2233 –'Satisfied' Lifecycle Notification<text:tab/>6</text:p>
          <text:p text:style-name="P59">3.4 3.4 Injection of Service Properties<text:tab/>6</text:p>
          <text:p text:style-name="P59">3.5 3.5 Bug 2192 - Damping of Factory Services<text:tab/>7</text:p>
          <text:p text:style-name="P59">3.6 3.6 Bug 1295 - Allow Namespace handlers to use inline Blueprint elements<text:tab/>7</text:p>
          <text:p text:style-name="P59">3.7 3.7 Bug 2406 – Add blueprint extender capability definition<text:tab/>7</text:p>
          <text:p text:style-name="P59">3.8 Bug 2484 – Address lack of Blueprint opt-in header<text:tab/>7</text:p>
          <text:p text:style-name="P59">3.9 3.8 Allow service properties to be added via &lt;property&gt; elements in Service Manager<text:tab/>8</text:p>
          <text:p text:style-name="P59"><text:soft-page-break/>3.10 3.9 Add synchronous start mode for Blueprint Container<text:tab/>8</text:p>
          <text:p text:style-name="P65">4 Requirements<text:tab/>8</text:p>
          <text:p text:style-name="P65">5 Technical Solution<text:tab/>9</text:p>
          <text:p text:style-name="P59">5.1 Non-Damped Reference Managers<text:tab/>9</text:p>
          <text:p text:style-name="P59">5.2 Blueprint Grace Period enhancements<text:tab/>9</text:p>
          <text:p text:style-name="P59">5.3 New Satisfied Life-cycleEvent<text:tab/>10</text:p>
          <text:p text:style-name="P59">5.4 Injection of Service Properties<text:tab/>10</text:p>
          <text:p text:style-name="P59">5.5 Factory Services<text:tab/>10</text:p>
          <text:p text:style-name="P59">5.6 Inlining of Blueprint elements<text:tab/>10</text:p>
          <text:p text:style-name="P59">5.7 Extender Capability<text:tab/>10</text:p>
          <text:p text:style-name="P59">5.8 Allow &lt;property&gt; elements in Service Managers<text:tab/>11</text:p>
          <text:p text:style-name="P59">5.9 Add synchronous start mode for Blueprint Container<text:tab/>11</text:p>
          <text:p text:style-name="P59">5.10 Blueprint Extender Configuration (Bug 2484)<text:tab/>11</text:p>
          <text:p text:style-name="P58">5.10.1 Extendee Header Behavior<text:tab/>11</text:p>
          <text:p text:style-name="P58">5.10.2 TODO: Other things configured through the dictionary<text:tab/>12</text:p>
          <text:p text:style-name="P65">6 Considered Alternatives<text:tab/>12</text:p>
          <text:p text:style-name="P65">7 Security Considerations<text:tab/>12</text:p>
          <text:p text:style-name="P65">8 Document Support<text:tab/>12</text:p>
          <text:p text:style-name="P59">8.1 References<text:tab/>12</text:p>
          <text:p text:style-name="P59">8.2 Author’s Address<text:tab/>13</text:p>
          <text:p text:style-name="P59">8.3 Acronyms and Abbreviations<text:tab/>13</text:p>
          <text:p text:style-name="P59">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0">Source code is shown in this typeface</text:span>.</text:p>
      <text:h text:style-name="Heading_20_2" text:outline-level="2">Revision History</text:h>
      <text:p text:style-name="P3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Revision</text:p>
            </table:table-cell>
            <table:table-cell table:style-name="Table1.A1" office:value-type="string">
              <text:p text:style-name="P48">Date</text:p>
            </table:table-cell>
            <table:table-cell table:style-name="Table1.C1" office:value-type="string">
              <text:p text:style-name="P48">Comments</text:p>
            </table:table-cell>
          </table:table-row>
        </table:table-header-rows>
        <table:table-row table:style-name="Table1.2">
          <table:table-cell table:style-name="Table1.A1" office:value-type="string">
            <text:p text:style-name="P45">Initial</text:p>
          </table:table-cell>
          <table:table-cell table:style-name="Table1.B2" office:value-type="date" office:date-value="2012-05-21">
            <text:p text:style-name="P46">21/05/12</text:p>
          </table:table-cell>
          <table:table-cell table:style-name="Table1.C1" office:value-type="string">
            <text:p text:style-name="P46">Initial Draft Requirements</text:p>
          </table:table-cell>
        </table:table-row>
        <table:table-row table:style-name="Table1.2">
          <table:table-cell table:style-name="Table1.A3" office:value-type="string">
            <text:p text:style-name="P45">0.2</text:p>
          </table:table-cell>
          <table:table-cell table:style-name="Table1.A3" office:value-type="string">
            <text:p text:style-name="P46">2<text:span text:style-name="T37">nd</text:span> November 2012</text:p>
          </table:table-cell>
          <table:table-cell table:style-name="Table1.C3" office:value-type="string">
            <text:p text:style-name="P46">First stab at design.</text:p>
          </table:table-cell>
        </table:table-row>
        <table:table-row table:style-name="Table1.2">
          <table:table-cell table:style-name="Table1.A4" office:value-type="float" office:value="0.3">
            <text:p text:style-name="P45">0.3</text:p>
          </table:table-cell>
          <table:table-cell table:style-name="Table1.A3" office:value-type="string">
            <text:p text:style-name="P46">27<text:span text:style-name="T37">th</text:span> February</text:p>
          </table:table-cell>
          <table:table-cell table:style-name="Table1.C3" office:value-type="string">
            <text:p text:style-name="P46">Updates from Nov 2f2 &amp; tidy-up for draft publication.</text:p>
          </table:table-cell>
        </table:table-row>
        <table:table-row table:style-name="Table1.2">
          <table:table-cell table:style-name="Table1.A4" office:value-type="float" office:value="0.4">
            <text:p text:style-name="P45">0.4</text:p>
          </table:table-cell>
          <table:table-cell table:style-name="Table1.A3" office:value-type="string">
            <text:p text:style-name="P46">09<text:span text:style-name="T37">th</text:span> August 2013</text:p>
          </table:table-cell>
          <table:table-cell table:style-name="Table1.C3" office:value-type="string">
            <text:p text:style-name="P46">Updated to include default service implementations</text:p>
          </table:table-cell>
        </table:table-row>
      </table:table>
      <text:p text:style-name="Body"><text:soft-page-break/></text:p>
      <text:h text:style-name="Heading_20_1" text:outline-level="1">Introduction</text:h>
      <text:p text:style-name="Body">This RFC will propose some new minor feature enhancements to the existing 1.0 Blueprint Container specification. The feature requests have come from bug reports or through user experience.</text:p>
      <text:h text:style-name="Heading_20_1" text:outline-level="1">Application Domain</text:h>
      <text:p text:style-name="P27">The following was taken from the Blueprint 1.0 requirements and design documents (RFP 76 &amp; RFC 124. respectively)</text:p>
      <text:p text:style-name="P28"><text:span text:style-name="T40">The primary domain addressed by this RFP is enterprise Java applications, though a solution to the requirements raised by the RFP should also prove useful in other domains. Examples of such applications include internet web applications providing contact points between the general public and a business or organization (for example, </text:span><text:span text:style-name="T40">online stores, flight tracking, internet banking etc.), corporate intranet applications (customer-relationship </text:span><text:span text:style-name="T40">management, inventory etc.), standalone applications (not web-based) such as processing stock feeds and financial data, and “frontoffice” applications (desktop trading etc.). The main focus is on server-side a</text:span><text:span text:style-name="T19">pplications.</text:span></text:p>
      <text:p text:style-name="P31">The enterprise Java marketplace revolves around the Java Platform, Enterprise Edition (formerly known as J2EE) <text:s/>APIs. This includes APIs such as JMS, JPA, EJB, JTA, Java Servlets, JSF, JAX-WS and others. The central component model of JEE is Enterprise JavaBeans (EJBs). In the last few years open source frameworks have become important players in enterprise Java. The Spring Framework is the most widely used component model, and Hibernate <text:s/>the most widely used persistence solution. The combination of Spring and Hibernate is in common use as the basic foundation for building enterprise applications. Other recent developments of note in this space include the EJB 3.0 specification , and the Service Component Architecture project (SCA).</text:p>
      <text:p text:style-name="P30">Some core features of the enterprise programming models the market is moving to include:</text:p>
      <text:list xml:id="list3161763423621604547" text:style-name="WW8Num5">
        <text:list-item>
          <text:p text:style-name="P72">A focus on writing business logic in “regular” Java classes that are not required to implement certain APIs or contracts in order to integrate with a container</text:p>
        </text:list-item>
        <text:list-item>
          <text:p text:style-name="P72">Dependency injection: the ability for a component to be “given” its configuration values and references to any collaborators it needs without having to look them up. This keeps the component testable in isolation and reduces environment dependencies. Dependency injection is a special case of Inversion of Control.</text:p>
        </text:list-item>
        <text:list-item>
          <text:p text:style-name="P72"><text:soft-page-break/>Declarative specification of enterprise services. Transaction and security requirements for example are specified in metadata (typically XML or annotations) keeping the business logic free of such concerns. This also facilitates independent testing of components and reduces environment dependencies.</text:p>
        </text:list-item>
        <text:list-item>
          <text:p text:style-name="P72">Aspects, or aspect-like functionality. The ability to specify in a single place behavior that augments the execution of one <text:span text:style-name="T31">or more</text:span> component operations. </text:p>
        </text:list-item>
      </text:list>
      <text:p text:style-name="P31">In Spring, components are known as “beans” and the Spring container is responsible for instantiating, configuring, assembling, and decorating bean instances. The Spring container that manages beans is known as an “application context”. Spring supports all of the core features described above.</text:p>
      <text:h text:style-name="Heading_20_1" text:outline-level="1">Problem Description</text:h>
      <text:h text:style-name="P77" text:outline-level="2"><text:bookmark-start text:name="__RefHeading__1159_694275381"/>Non-Damped Reference Managers<text:bookmark-end text:name="__RefHeading__1159_694275381"/></text:h>
      <text:p text:style-name="P9"/>
      <text:p text:style-name="Body">Blueprint reference managers have mandatory damping, however, not all use cases desire damping.. The timeout period can be changed, but this requires additional configuration and does not allow damping to be turned off for an individual reference. <text:s/>There is a need for non-damped reference managers. One benefit of this would be to avoid a timeout period which would allow Blueprint to immediately flag the component as having missing dependencies should the service not be available.</text:p>
      <text:p text:style-name="P7"/>
      <text:h text:style-name="Heading_20_2" text:outline-level="2">Blueprint Grace Timeout</text:h>
      <text:p text:style-name="P4"/>
      <text:p text:style-name="Body">When the Blueprint grace period is reached, the Blueprint container no longer checks for dependencies, even if outstanding dependencies are then satisfied. At this point, the only way the container can be refreshed is to restart the bundle. <text:s/>There needs to be a better way to control the life-cycle of blueprint containers that does not risk them becoming zombies. </text:p>
      <text:p text:style-name="P5"/>
      <text:h text:style-name="Heading_20_2" text:outline-level="2">Bug 2233 –'Satisfied' Lifecycle Notification</text:h>
      <text:p text:style-name="Body">The <text:s/>lifecycle events for Blueprint aren't sufficient to get a complete understanding of what Blueprint is currently doing. If blueprint enters the grace period waiting for dependencies, there is no event fired to say when it's dependencies have been satisfied. <text:s/>This is an important piece of information to know when trying to track down blueprint problems.</text:p>
      <text:p text:style-name="P7"/>
      <text:h text:style-name="Heading_20_2" text:outline-level="2">Injection of Service Properties</text:h>
      <text:p text:style-name="P17"/>
      <text:p text:style-name="P43"><text:soft-page-break/><text:span text:style-name="T17">If a User wants to access the service properties of an injected service, they must first be injected with the service reference and then programmatically use the service reference to access the properties. Not only is it an inconvenient extra step to have to do to get to </text:span><text:span text:style-name="T17">the</text:span><text:span text:style-name="T17"> properties, it also ties the bean</text:span> to the OSGi APIs,<text:span text:style-name="T17"> which can impact the ability to unit test the bundles.</text:span></text:p>
      <text:p text:style-name="P5"/>
      <text:h text:style-name="Heading_20_2" text:outline-level="2">Bug 2192 - Factory Services Lifecycle issues</text:h>
      <text:p text:style-name="Body">If a factory Service is removed and replaced by another factory service, Blueprint doesn't recreate the beans that were created with the original factory.</text:p>
      <text:p text:style-name="P8"/>
      <text:p text:style-name="P8">This is a Blueprint example for the problem:</text:p>
      <text:p text:style-name="P10">&lt;reference id="foo" interface="javax.persistence.EntityManagerFactory/&gt;<text:line-break/><text:line-break/>&lt;bean id="not_working_after_update" class="SomeClass"&gt;<text:line-break/> <text:s text:c="3"/>&lt;property name="bar"&gt;<text:line-break/> <text:s text:c="7"/>&lt;bean factory-component="foo" factory-method="createEntityManager"/&gt;<text:line-break/> <text:s text:c="3"/>&lt;/property&gt;<text:line-break/>&lt;/bean&gt; </text:p>
      <text:p text:style-name="P10"/>
      <text:p text:style-name="P43"><text:span text:style-name="T17">In the example, the bean created by the service Reference foo, should be deleted and re-created, if </text:span><text:span text:style-name="T4">the EntityManagerFactory service that foo is bound to, is removed and replaced by another EntityManagerFactory service.</text:span></text:p>
      <text:p text:style-name="P11"/>
      <text:h text:style-name="Heading_20_2" text:outline-level="2">Bug 1295 - Allow Namespace handlers to use inline Blueprint elements</text:h>
      <text:p text:style-name="P44"><text:bookmark text:name="comment_text_0"/>Custom namespace handlers should be able to include / in-line elements from the Blueprint Schema. <text:s/>Bug 1295 was raised against RFC 155 (Namespace Handlers), but requires changes to the core Blueprint specification that are potentially valuable even in <text:span text:style-name="T33">the</text:span> absence of a namespace handler standard.</text:p>
      <text:p text:style-name="P67">&lt;tx:transacted&gt;</text:p>
      <text:p text:style-name="P66"><text:span text:style-name="T16"><text:s text:c="2"/>&lt;bean ...</text:span><text:span text:style-name="T16"> /&gt;</text:span></text:p>
      <text:p text:style-name="P67">&lt;/tx:transacted&gt;</text:p>
      <text:p text:style-name="P14"/>
      <text:p text:style-name="P20"/>
      <text:h text:style-name="Heading_20_2" text:outline-level="2">Bug 2406 – Add blueprint extender capability definition</text:h>
      <text:p text:style-name="P15"/>
      <text:p text:style-name="Body"><text:span text:style-name="T10">The latest Core OSGi specification introduced the standard capability namespace for extender implementations, and the Blueprint extender needs to implement this new namespace e</text:span>.<text:span text:style-name="T10">g.</text:span></text:p>
      <text:p text:style-name="P13"/>
      <text:p text:style-name="P12"><text:bookmark text:name="comment_text_3"/>Provide-Capability: osgi.extender; osgi.extender="osgi.blueprint";</text:p>
      <text:p text:style-name="P51"><text:s/><text:span text:style-name="T18">uses:="org.osgi.service.blueprint.container,</text:span></text:p>
      <text:p text:style-name="P33"><text:s/>org.osgi.service.blueprint.reflect";version:Version="1.1"</text:p>
      <text:h text:style-name="Heading_20_2" text:outline-level="2"><text:soft-page-break/>Bug 2484 – Address lack of Blueprint opt-in header</text:h>
      <text:list xml:id="list4340845157251381167" text:style-name="L1">
        <text:list-item>
          <text:list>
            <text:list-header>
              <text:p text:style-name="P73">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Blueprint needs a way to address this, ideally without breaking backwards compatibility.</text:p>
            </text:list-header>
          </text:list>
        </text:list-item>
      </text:list>
      <text:p text:style-name="P6"/>
      <text:h text:style-name="Heading_20_2" text:outline-level="2">Allow service properties to be added via &lt;property&gt; elements in Service Manager</text:h>
      <text:p text:style-name="P15"/>
      <text:p text:style-name="P18"><text:span text:style-name="T27">When you want to define service properties within a Service Manager, you have to define a service-properties element, and then define entry elements for each property, </text:span><text:span text:style-name="T3">which</text:span><text:span text:style-name="T27"> seems unnecessarily verbose and over-complicated.</text:span></text:p>
      <text:p text:style-name="P16"/>
      <text:p text:style-name="P3"/>
      <text:p text:style-name="P19"/>
      <text:h text:style-name="P76" text:outline-level="2">Make it easier to consume optional services</text:h>
      <text:p text:style-name="Body"><text:span text:style-name="T1">The blueprint container allows reference-managers to be “optional”, meaning that they may have no backing service. As identified in </text:span><text:span text:style-name="T1"><text:bookmark-ref text:reference-format="chapter" text:ref-name="__RefHeading__1159_694275381">3.1</text:bookmark-ref></text:span><text:span text:style-name="T1">, when a reference manager has no backing implementation it can wait for a long time, then it throws ServiceUnavailableException.</text:span><text:span text:style-name="T1"> Whilst reducing this timeout to zero is helpful in error cases for mandatory services, for optional </text:span><text:span text:style-name="T1">reference managers “no backing service” is a valid, main-path state. Throwing an exception for every one of these invocations is both wasteful and counter-</text:span><text:span text:style-name="T1">intuitive – it is not an “exceptional” case.</text:span></text:p>
      <text:p text:style-name="Body"><text:span text:style-name="T1">Currently to avoid this scenario blueprint components must be declared as </text:span><text:span text:style-name="T1">reference-listener objects. They then receive notifications of the reference bind/unbind events. This adds significant additional threading complexity to the blueprint component, </text:span><text:span text:style-name="T1">and (assuming it is not safe to hold a lock/monitor while calling the reference) there is still a race condition that can result in a ServiceUnavailableException.</text:span></text:p>
      <text:p text:style-name="P40">Blueprint's purpose is to make exposing and consuming services simpler. The situation outlined above is not simple, and needs to be improved.<text:change-start text:change-id="ct204842880"/></text:p>
      <text:p text:style-name="P3"/>
      <text:p text:style-name="P19"/>
      <text:h text:style-name="P76" text:outline-level="2">Ensure Blueprint supports new OSGi Service scopes.</text:h>
      <text:p text:style-name="Body"><text:change-end text:change-id="ct204842880"/><text:change-start text:change-id="ct204842776"/><text:span text:style-name="T1">RFC 0195 introduces a new service scope, which allows a bundle to register a new PrototypeServiceFactor</text:span><text:change-end text:change-id="ct204842776"/><text:change-start text:change-id="ct204842984"/><text:span text:style-name="T1">y</text:span><text:change-end text:change-id="ct204842984"/><text:change-start text:change-id="ct204843088"/><text:span text:style-name="T1"> type</text:span><text:change-end text:change-id="ct204843088"/><text:change-start text:change-id="ct204843192"/><text:span text:style-name="T1"> that can return multiple instances of a particular service to the same consuming bundle.</text:span><text:change-end text:change-id="ct204843192"/><text:change-start text:change-id="ct204843296"/><text:span text:style-name="T1">Blueprint needs to support RFC0195</text:span><text:change-end text:change-id="ct204843296"/><text:change-start text:change-id="ct204843400"/><text:span text:style-name="T1">.</text:span><text:change-end text:change-id="ct204843400"/><text:change text:change-id="ct204843504"/>equirements</text:p>
      <text:p text:style-name="Body"><text:soft-page-break/><text:span text:style-name="T28">Blueprint1</text:span> – A component MUST be able to request that a Reference Manager is not damped.</text:p>
      <text:p text:style-name="P36"><text:span text:style-name="T12">Blueprint2</text:span><text:span text:style-name="T4"> – It MUST be possible for a Blueprint Container to use the grace period without risking permanent failure (requiring a bundle restart) if the period expires.</text:span><text:span text:style-name="T4"> Once the grace period has been reached, the Blueprint container <text:s/>MAY decide</text:span><text:span text:style-name="T4"> to </text:span><text:span text:style-name="T4">partially start the beans and services that have had their dependencies satisfied, or it MAY decide to continue to wait for outstanding dependencies. </text:span><text:span text:style-name="T4">Relevant Lifecycle events MUST be issued for </text:span><text:span text:style-name="T4"><text:s/>each scenario.</text:span></text:p>
      <text:p text:style-name="P36"><text:span text:style-name="T11">Blueprint3</text:span><text:span text:style-name="T6"> – The Blueprint Container MUST issue an additional lifecycle event when the dependencies of a component are satisfied.</text:span></text:p>
      <text:p text:style-name="P24"><text:span text:style-name="T9">Blueprint4 </text:span><text:span text:style-name="T8">–</text:span><text:span text:style-name="T9"> </text:span><text:span text:style-name="T8">A component MUST be able to have the </text:span><text:span text:style-name="T4"><text:s/>service's properties injected directly without requiring the bean to use OSGi framework APIs.</text:span></text:p>
      <text:p text:style-name="P21"/>
      <text:p text:style-name="P24"><text:span text:style-name="T9">Blueprint5 </text:span><text:span text:style-name="T8">–</text:span><text:span text:style-name="T9"> </text:span><text:span text:style-name="T8">The Blueprint Container MUST e</text:span>nsure that beans created by <text:s/>factory services are kept in sync with the life-cycle of the factories. <text:s/>For example, if the factory service is replaced, the beans from the old factory should be removed and new beans created using the new factory service.</text:p>
      <text:p text:style-name="P21"/>
      <text:p text:style-name="P24"><text:span text:style-name="T9">Blueprint6 – </text:span><text:span text:style-name="T8">C</text:span><text:span text:style-name="T6">ustom namespaces MUST be able to include or have inlined <text:s/>Blueprint elements from the Blueprint Schema. This <text:s/>MAY mean changing the Blueprint Schema to define the Blueprint element types upfront, </text:span><text:span text:style-name="T6">and refer to them throughout the Schema structure, rather than, as it does today, in-lining the element type definitions within the Schema structure.</text:span></text:p>
      <text:p text:style-name="P21"/>
      <text:p text:style-name="P24"><text:span text:style-name="T11">Blueprint7</text:span><text:span text:style-name="T6"> – The Blueprint Container MUST support the extender capability definition.</text:span></text:p>
      <text:p text:style-name="P21"/>
      <text:p text:style-name="P23"><text:span text:style-name="T6">Blueprint8 – </text:span><text:span text:style-name="T7">Blueprint Service Managers MUST support &lt;property&gt; elements.</text:span></text:p>
      <text:p text:style-name="P22"/>
      <text:p text:style-name="P23"><text:span text:style-name="T6">Blueprint10</text:span><text:span text:style-name="T7"> – It MUST be possible to configure Blueprint processing such that the extender does not process any bundles that do not contain the Bundle-Blueprint header.</text:span></text:p>
      <text:p text:style-name="P22"/>
      <text:p text:style-name="P23"><text:span text:style-name="T6">Blueprint11</text:span><text:span text:style-name="T7"> </text:span><text:span text:style-name="T5">–</text:span><text:span text:style-name="T7"> It MUST be possible to write a blueprint-managed component with an optional reference without having to be registered as a reference-listener, or handling ServiceUnavailableException</text:span><text:change-start text:change-id="ct204843608"/></text:p>
      <text:p text:style-name="P22"/>
      <text:p text:style-name="P24"><text:span text:style-name="T11">Blueprint12 </text:span><text:change-end text:change-id="ct204843608"/><text:change-start text:change-id="ct204843712"/><text:span text:style-name="T11">–</text:span><text:span text:style-name="T7"> The Blueprint Container MUST </text:span><text:change-end text:change-id="ct204843712"/><text:change-start text:change-id="ct204843816"/><text:span text:style-name="T7">support the new Service Scope</text:span><text:change-end text:change-id="ct204843816"/><text:change-start text:change-id="ct204843920"/><text:span text:style-name="T7"> specification.</text:span><text:change-end text:change-id="ct204843920"/><text:change-start text:change-id="ct204844024"/></text:p>
      <text:p text:style-name="P22"><text:change-end text:change-id="ct204844024"/></text:p>
      <text:h text:style-name="Heading_20_1" text:outline-level="1">Technical Solution</text:h>
      <text:p text:style-name="P34"/>
      <text:h text:style-name="Heading_20_2" text:outline-level="2"><text:soft-page-break/>Non-Damped Reference Managers</text:h>
      <text:p text:style-name="Body">To allow Reference Managers to be configured to not damp the services that they reference, the existing optional timeout property with be able to be set to -1, This new value indicates that the reference should not be damped, and should throw a ServiceUnavailableException should the reference not exist at the time the element is processed by the Blueprint container. This attribute is only available on the reference element, and not on the reference-list element, as reference-lists are not damped.</text:p>
      <text:p text:style-name="Body">Reference Manager damping can also be specified at the blueprint element level using the <text:span text:style-name="T24">new optional</text:span><text:span text:style-name="T23"> </text:span><text:span text:style-name="T20">timeout</text:span> attribute. <text:s/>The attribute applies to all Reference Managers for the corresponding Blueprint container. <text:s/>This attribute can have the same values as the timeout attribute <text:span text:style-name="T13">on the</text:span> reference Manager, so setting this to -1 <text:span text:style-name="T13">would</text:span> mean all of the Blueprint container's Reference Managers would not damp their services. </text:p>
      <text:p text:style-name="Body">The timeout attribute on individual reference elements will take precedence over the blueprint element's attribute.</text:p>
      <text:p text:style-name="Body">Adding these attributes will require a new version of the Blueprint XML schema.</text:p>
      <text:h text:style-name="Heading_20_2" text:outline-level="2">B<text:span text:style-name="T28">lueprint Grace Period enhancements</text:span></text:h>
      <text:p text:style-name="Body">When the grace period is reached, Blueprint will have two new options available in order to avoid creating 'zombie' Blueprints. These are specified on the existing directive called, blueprint.graceperiod <text:span text:style-name="T13">which</text:span> is specified on the bundle symbolic name. <text:s/>The new values are <text:span text:style-name="T20">allowPartial</text:span> , <text:span text:style-name="T20">forever.</text:span><text:span text:style-name="T23"> <text:s/>For clarity, we will also introduce new values <text:s text:c="2"/></text:span><text:span text:style-name="T21">fail </text:span><text:span text:style-name="T24">and</text:span><text:span text:style-name="T21"> </text:span><text:span text:style-name="T20">none,</text:span><text:span text:style-name="T23"> which will have the same meaning as true and false respectively.</text:span></text:p>
      <text:p text:style-name="Body"><text:span text:style-name="T23">When a value of </text:span><text:span text:style-name="T20">allowPartial</text:span><text:span text:style-name="T23"> is specified, Blueprint must wait for the graceperiod and when the graceperiod is reached, rather than issuing a FAILURE event and performing “Destroy”, it must create the blueprint container </text:span><text:span text:style-name="T23">and set up as much of the blueprint as possible, based on the set of satisfied mandatory references in </text:span><text:span text:style-name="T13">the</text:span><text:span text:style-name="T23"> same way it would if the graceperiod were set to </text:span><text:span text:style-name="T20">false</text:span><text:span text:style-name="T23">.</text:span></text:p>
      <text:p text:style-name="Body"><text:span text:style-name="T23">When a value of </text:span><text:span text:style-name="T20">forever</text:span><text:span text:style-name="T23"> is specified, Blueprint must wait for the graceperiod and when the graceperiod is reached, rather than issuing a FAILURE event and performing “Destroy”, the Blueprint runtime must issue a new GRACE_PERIOD event and begin a new grace period. </text:span></text:p>
      <text:p text:style-name="P42"><text:change-start text:change-id="ct204844128"/><text:span text:style-name="T25">TBD: Consider changing the </text:span><text:s/>default behaviour to allowPartial, as this is probably the most useful graceperiod.<text:change-end text:change-id="ct204844128"/></text:p>
      <text:p text:style-name="Body">We will need a new version of the Blueprint XML schema for this new attribute.</text:p>
      <text:p text:style-name="Body"/>
      <text:h text:style-name="Heading_20_2" text:outline-level="2">New Satisfied Life-cycleEvent</text:h>
      <text:p text:style-name="Body">When the Blueprint Container processes service references and issues a GRACE_PERIOD event because there are missing mandatory dependencies, it will now issue a SATISFIED event when all mandatory dependencies are finally satisified and before proceeding to the “Register Services” process.</text:p>
      <text:p text:style-name="Body">The Blueprint Event property DEPENDENCIES will have the same array of Strings containing the dependencies that was issued in the corresponding GRACE_PERIOD event.</text:p>
      <text:h text:style-name="Heading_20_2" text:outline-level="2"><text:soft-page-break/>Injection of Service Properties</text:h>
      <text:p text:style-name="Body">When looking for an appropriate bean set method to call for injection of a service object, as a last option, Blueprint will now also look for a method with the following signature:</text:p>
      <text:p text:style-name="P53">set{PropertyName}(T ref, java.util.Map&lt;String, ?&gt; props)</text:p>
      <text:p text:style-name="Body">PropertyName is the name of the bean property, specified in the property element, for example</text:p>
      <text:p text:style-name="P54">public class C {</text:p>
      <text:p text:style-name="P54"><text:s text:c="2"/>public void setProxy(T ref, Map&lt;String, ?&gt; props) { ... }</text:p>
      <text:p text:style-name="P54">}</text:p>
      <text:p text:style-name="P54">&lt;reference id="p" interface="T"/&gt;</text:p>
      <text:p text:style-name="P54">&lt;bean id="c" class="C"&gt;</text:p>
      <text:p text:style-name="P54"><text:s text:c="2"/>&lt;property name="proxy" ref="p"/&gt;</text:p>
      <text:p text:style-name="P54">&lt;/bean&gt;</text:p>
      <text:p text:style-name="P29"/>
      <text:p text:style-name="P29">It is important to note that the injected service properties are an unmodifiable map of properties, and is a snapshot at the time the map is injected.</text:p>
      <text:h text:style-name="Heading_20_2" text:outline-level="2">Factory Services</text:h>
      <text:p text:style-name="P62"/>
      <text:p text:style-name="Body">Currently when factory services are used, the actual bean created by the factory service, is injected. If the factory service is replaced by another factory service, the blueprint container doesn't replace the existing beans with ones created using this new factory.</text:p>
      <text:p text:style-name="P43">The Blueprint container will ensure that whenever a factory service is replaced, all beans created by the original factory service are removed and replaced by new beans created by the new service. The factory service will also<text:span text:style-name="T39"> </text:span><text:span text:style-name="T39">now return a damped proxy, </text:span><text:span text:style-name="T39">rather</text:span><text:span text:style-name="T39"> than the actual bean.</text:span></text:p>
      <text:h text:style-name="Heading_20_2" text:outline-level="2">Inlining of Blueprint elements</text:h>
      <text:p text:style-name="P62"/>
      <text:p text:style-name="Body">In order to support the ability for Custom Namespace Handlers to use inlined Blueprint elements,the Blueprint schema needs to be amended to declare the element types outside of the nested groups and reference them within the groups e.g.</text:p>
      <text:p text:style-name="P63">&lt;xsd:group name="allComponents"&gt;</text:p>
      <text:p text:style-name="P63">&lt;xsd:choice&gt;</text:p>
      <text:p text:style-name="P63">&lt;xsd:element ref="service"/&gt;</text:p>
      <text:p text:style-name="P63">&lt;xsd:element ref="ref-list"/&gt;</text:p>
      <text:p text:style-name="P63">&lt;xsd:element ref="ref-set"/&gt;</text:p>
      <text:p text:style-name="P63">&lt;xsd:group ref="targetComponent"/&gt;</text:p>
      <text:p text:style-name="P63">&lt;/xsd:choice&gt;</text:p>
      <text:p text:style-name="P63">&lt;/xsd:group&gt;</text:p>
      <text:p text:style-name="P63">&lt;xsd:element name="service" type="Tservice"/&gt;</text:p>
      <text:p text:style-name="P63">&lt;xsd:element name="ref-list" type="Tref-collection"/&gt;</text:p>
      <text:p text:style-name="P64">&lt;xsd:element name="ref-set" type="Tref-collection"/&gt;</text:p>
      <text:h text:style-name="Heading_20_2" text:outline-level="2"><text:span text:style-name="T28">Ex</text:span><text:span text:style-name="T28">tender Capability</text:span></text:h>
      <text:p text:style-name="P16"/>
      <text:p text:style-name="Body"><text:soft-page-break/>The Core OSGi specification defines a capability namespace for extender implementations. <text:s/>To enable Blueprint extendees to express a requirement for a Blueprint extender and also ensure classpath consistency with the chosen extender, the Blueprint extender must now specify the following capability:</text:p>
      <text:p text:style-name="P13"/>
      <text:p text:style-name="P12"><text:bookmark text:name="comment_text_31"/>Provide-Capability: osgi.extender; osgi.extender="osgi.blueprint";</text:p>
      <text:p text:style-name="P51"><text:s/><text:span text:style-name="T18">uses:="org.osgi.service.blueprint.containe</text:span><text:span text:style-name="T38">r,</text:span></text:p>
      <text:p text:style-name="P32"><text:s/><text:span text:style-name="T4">org.osgi.service.blueprint.reflect";version:Version="1.0"</text:span></text:p>
      <text:p text:style-name="P38">The Blueprint container must not extend a bundle that is wired to another provider of the Blueprint extender capability.</text:p>
      <text:p text:style-name="P38">A Require-Capability header that wires <text:span text:style-name="T26">to this extender capability </text:span><text:span text:style-name="T26">opts the bundle in to </text:span><text:span text:style-name="T26">being processed by the blueprint extender.</text:span><text:span text:style-name="T26"> <text:s/>An example of the Require-Capability headers is as follows:</text:span></text:p>
      <text:p text:style-name="P12">Require-Capability: osgi.extender; filter:="(osgi.extender=osgi.blueprint)"; ;</text:p>
      <text:p text:style-name="P51"><text:span text:style-name="T14"><text:s/></text:span><text:span text:style-name="T14">path</text:span><text:span text:style-name="T14">:List&lt;String&gt;=”lib/account.xml, security.bp, cnf/*.xml</text:span><text:span text:style-name="T14">”</text:span></text:p>
      <text:p text:style-name="P52"/>
      <text:p text:style-name="Body"><text:span text:style-name="T15">The path attribute</text:span><text:span text:style-name="T15"> follows the same</text:span><text:span text:style-name="T15"> pattern as the Bundle-Blueprint header described in section 121.3.4.</text:span><text:span text:style-name="T15"> <text:s/>Unlike, Bundle-Blueprint, absence of a path attribute means the </text:span><text:span text:style-name="T15">blueprint extender searches for the blueprint xmls in the default location</text:span><text:span text:style-name="T15"> (i.e. OSGI-INF/blueprint/*.xml.</text:span></text:p>
      <text:h text:style-name="P78" text:outline-level="2">Allow &lt;property&gt; elements in Service Managers</text:h>
      <text:p text:style-name="P25"><text:span text:style-name="T38">The current mechanism for defining</text:span><text:span text:style-name="T38"> service properties in Service Managers using the &lt;service-properties&gt; elements and &lt;entry&gt; sub-elements is quite cumbersome, and is designed with the idea that the properties will be put into a Map.</text:span><text:span text:style-name="T32"> </text:span></text:p>
      <text:p text:style-name="P26">Service Managers should allow one or more &lt;property&gt; elements to be defined, <text:span text:style-name="T26">in the</text:span> same way that Bean Managers do. All defined properties will be used as the service properties when the service is registered.</text:p>
      <text:p text:style-name="P26">If a service manager is configured both with the existing &lt;service-properties&gt; mechanism, and also with the &lt;property&gt; elements, these will be merged into a single Map. </text:p>
      <text:p text:style-name="P26">If there are any duplicate keys, &lt;property&gt; elements take precedence over &lt;service-properties&gt;.</text:p>
      <text:h text:style-name="Heading_20_2" text:outline-level="2">Blueprint Extender Configuration (Bug 2484)</text:h>
      <text:p text:style-name="Body">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Rather than change the default blueprint extender behavior this specification adds the ability to configure the extender behavior.</text:p>
      <text:p text:style-name="Body">Blueprint 1.0 also has a number of other configurations provided on the Bundle-Blueprint header or in the Blueprint XMLs. <text:s/>These are arguably better suited to being configured on the extender, rather than per-Blueprint. <text:s/>For example, blueprint.timeout, (grace perioid timeout), default-timeout, default-activation, default-availability.</text:p>
      <text:p text:style-name="Body">The Blueprint extender is configured through configuration admin. <text:s/>The pid for the Blueprint extender configuration dictionary is <text:span text:style-name="T22">osgi.blueprint.Extender</text:span><text:span text:style-name="T20">.</text:span></text:p>
      <text:h text:style-name="P75" text:outline-level="3"><text:soft-page-break/>Extendee Header Behavior</text:h>
      <text:p text:style-name="Body">The extendee header behavior can be configured by setting the <text:span text:style-name="T20">osgi.blueprint.header</text:span> in the <text:span text:style-name="T20">osgi.blueprint.Extender</text:span> configuration dictionary. <text:s/>The default value is <text:span text:style-name="T20">OptOut</text:span> and configures the extender to behave as defined by the Blueprint 1.0 specification. </text:p>
      <text:p text:style-name="Standard"/>
      <text:p text:style-name="Body">The configuration value of <text:span text:style-name="T20">OptIn</text:span> switches the default and opt-out behaviors of the extender, specifically:</text:p>
      <text:list xml:id="list4347194882845423794" text:style-name="L2">
        <text:list-item>
          <text:p text:style-name="P68">Absence of the <text:span text:style-name="T20">Bundle-Blueprint</text:span> header means a bundle is not processed for Blueprint configurations.</text:p>
        </text:list-item>
        <text:list-item>
          <text:p text:style-name="P71">If the <text:span text:style-name="T20">Bundle-Blueprint</text:span> header is specified with no value then the extender must search for Bluperint configurations in the default location. </text:p>
        </text:list-item>
      </text:list>
      <text:p text:style-name="Default_20_Text">The remaining extender processing of the <text:span text:style-name="T20">Bundle-Blueprint</text:span> header is unchanged. </text:p>
      <text:h text:style-name="Heading_20_3" text:outline-level="3">TODO: Other things configured through the dictionary</text:h>
      <text:h text:style-name="Heading_20_2" text:outline-level="2">Add “Default” implementations for blueprint reference managers</text:h>
      <text:p text:style-name="Body">Blueprint reference managers are responsible for locating and tracking suitable services from the OSGi service registry. They are also required to produce a proxy object which wraps the tracked service, as and when the tracked service becomes unavailable a new service replaces it inside the proxy. No reinjection of the proxy object is required.</text:p>
      <text:p text:style-name="Body">If the tracked service becomes unavailable and there is no suitable replacement then invocations of the proxy object are required to wait until a replacement is found, or throw ServiceUnavailableException if this wait period times out.</text:p>
      <text:p text:style-name="Body">This functionality could be usefully extended with the concept of “default service implementations”. Default service implementations can be thought of as locally visible services with the minimum possible ranking. This means that they aren't visible to other components, will never take precedence over a real service, can be used whenever no suitable service is available. </text:p>
      <text:h text:style-name="Heading_20_3" text:outline-level="3">Declaring a default implementation</text:h>
      <text:p text:style-name="Body">A default service implementation can be declared for a reference manager either by using an attribute to refer to an existing blueprint component, or by declaring an inline bean inside a &lt;default&gt; element.</text:p>
      <text:p text:style-name="P41">Example 1:</text:p>
      <text:p text:style-name="P56">&lt;reference interface="java.util.List"&gt;</text:p>
      <text:p text:style-name="P56"><text:s text:c="2"/>&lt;default&gt;</text:p>
      <text:p text:style-name="P56"><text:s text:c="4"/>&lt;bean class=”java.util.ArrayList”/&gt;</text:p>
      <text:p text:style-name="P56"><text:s text:c="2"/>&lt;default&gt;</text:p>
      <text:p text:style-name="P56"/>
      <text:p text:style-name="P56">&lt;/reference&gt;</text:p>
      <text:p text:style-name="Body"/>
      <text:p text:style-name="P41">Example 2:</text:p>
      <text:p text:style-name="P55">&lt;bean id=”example” class=”java.util.ArrayList”/&gt;</text:p>
      <text:p text:style-name="P55"/>
      <text:p text:style-name="P55">&lt;reference default=”example” interface="java.util.List"/&gt;</text:p>
      <text:p text:style-name="P55"/>
      <text:p text:style-name="Default_20_Text"><text:soft-page-break/></text:p>
      <text:p text:style-name="Default_20_Text">When a default service implementation is declared in this way it is important that the default object be of the correct type to match the interfaces listed in the reference manager. If this is not the case then the blueprint container implementation is required to throw a <text:span text:style-name="T20">ComponentDefinitionException</text:span> when creating the reference manager.</text:p>
      <text:p text:style-name="Default_20_Text"/>
      <text:h text:style-name="Heading_20_3" text:outline-level="3">Default implementations and the Null Proxy pattern</text:h>
      <text:p text:style-name="Body">For some services it may be difficult to provide a suitable default implementation. Equally blueprint managed bundles may not wish to make themselves providers of the service that they are using (for example the HttpService), because it will significantly restrict the range of implementations with which they are compatible.</text:p>
      <text:p text:style-name="Body">In this case the Null Proxy pattern can be used to support clients that want the benefits of a default implementation, but without the effort of implementing a default. The null proxy pattern involves generating a proxy object that performs no action, and returns <text:span text:style-name="T20">null</text:span> or null-like values, for all method calls. This would mean that all void methods do nothing, all methods that return numeric primitives return zero, all boolean methods return false, and all methods that return references return <text:span text:style-name="T20">null</text:span>.</text:p>
      <text:p text:style-name="Body">The null proxy pattern can be enabled in blueprint using a new Environment Manager “blueprintNullProxy”, which has prototype scope. Whenever this environment manager is used the blueprint container must create a new null proxy matching the expected type of the receiver. For example in the following:</text:p>
      <text:p text:style-name="P55">&lt;reference default=”blueprintNullProxy” interface="java.util.List"/&gt;</text:p>
      <text:p text:style-name="Default_20_Text">The type of the blueprintNullProxy created would be <text:span text:style-name="T20">java.util.List</text:span>.<text:change-start text:change-id="ct204844440"/></text:p>
      <text:p text:style-name="Default_20_Text"/>
      <text:h text:style-name="Heading_20_2" text:outline-level="2">Support of new OSGi Service Scopes</text:h>
      <text:p text:style-name="Body"><text:change-end text:change-id="ct204844440"/><text:change-start text:change-id="ct204844232"/>RFC0195 introduces the concept of service scopes, and introduces a new <text:change-end text:change-id="ct204844232"/><text:change-start text:change-id="ct204844336"/>subtype of<text:change-end text:change-id="ct204844336"/><text:change-start text:change-id="ct204844544"/> ServiceFactory, PrototypeServiceFactory, that can return multiple instances of a particular service<text:change-end text:change-id="ct204844544"/><text:change-start text:change-id="ct204844648"/> to the same consuming bundle. <text:s/></text:p>
      <text:p text:style-name="Body">Services returned from the new type of ServiceFactory will have the same lifecycle as any other service, so the Container must track the consumed services and release them when the bundle is stopped.</text:p>
      <text:p text:style-name="Body">The Bluep<text:change-end text:change-id="ct204844648"/><text:change-start text:change-id="ct204844752"/>rint Container must also ensure that all services are registered with a <text:change-end text:change-id="ct204844752"/><text:change-start text:change-id="ct204844856"/>service.scope service property that indicates the scope of the service, <text:change-end text:change-id="ct204844856"/><text:change-start text:change-id="ct204844960"/>singleton for services registered without a s<text:change-end text:change-id="ct204844960"/><text:change-start text:change-id="ct204845064"/>ervice factory, bundle for existing service factory behaviour, where the factory returns the same service instance for each consuming bundle, and finally prototype for service factories implementing the new Prototype<text:change-end text:change-id="ct204845064"/><text:change-start text:change-id="ct204845168"/>ServiceFactory interface.<text:change-end text:change-id="ct204845168"/></text:p>
      <text:h text:style-name="Heading_20_1" text:outline-level="1">Considered Alternatives</text:h>
      <text:p text:style-name="P34"/>
      <text:h text:style-name="Heading_20_1" text:outline-level="1"><text:soft-page-break/>Security Considerations</text:h>
      <text:p text:style-name="P34"/>
      <text:h text:style-name="Heading_20_1" text:outline-level="1">Document Support</text:h>
      <text:h text:style-name="Heading_20_2" text:outline-level="2">References</text:h>
      <text:list xml:id="list162400915705806382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80"><text:span text:style-name="T34">Woolf, Bobby (1998). "Null Object". In Martin, Robert; Riehle, Dirk; Buschmann, Frank. </text:span><text:span text:style-name="T35">Pattern Languages of Program Design 3</text:span><text:span text:style-name="T36">. Addison-Wesley</text:span></text:p>
        </text:list-item>
      </text:list>
      <text:p text:style-name="P35"/>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7">Name</text:p>
          </table:table-cell>
          <table:table-cell table:style-name="Table2.B1" office:value-type="string">
            <text:p text:style-name="P47">Tim Mitchell</text:p>
          </table:table-cell>
        </table:table-row>
        <table:table-row table:style-name="Table2.1">
          <table:table-cell table:style-name="Table2.A1" office:value-type="string">
            <text:p text:style-name="P47">Company</text:p>
          </table:table-cell>
          <table:table-cell table:style-name="Table2.B1" office:value-type="string">
            <text:p text:style-name="P47">IBM</text:p>
          </table:table-cell>
        </table:table-row>
        <table:table-row table:style-name="Table2.1">
          <table:table-cell table:style-name="Table2.A1" office:value-type="string">
            <text:p text:style-name="P47">Address</text:p>
          </table:table-cell>
          <table:table-cell table:style-name="Table2.B1" office:value-type="string">
            <text:p text:style-name="P47"/>
          </table:table-cell>
        </table:table-row>
        <table:table-row table:style-name="Table2.1">
          <table:table-cell table:style-name="Table2.A1" office:value-type="string">
            <text:p text:style-name="P47">Voice</text:p>
          </table:table-cell>
          <table:table-cell table:style-name="Table2.B1" office:value-type="string">
            <text:p text:style-name="P47"/>
          </table:table-cell>
        </table:table-row>
        <table:table-row table:style-name="Table2.1">
          <table:table-cell table:style-name="Table2.A1" office:value-type="string">
            <text:p text:style-name="P45">e-mail</text:p>
          </table:table-cell>
          <table:table-cell table:style-name="Table2.B1" office:value-type="string">
            <text:p text:style-name="P45">tim.mitchell@uk.ibm.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47">Name</text:p>
          </table:table-cell>
          <table:table-cell table:style-name="Table3.B1" office:value-type="string">
            <text:p text:style-name="P47">Graham Charters</text:p>
          </table:table-cell>
        </table:table-row>
        <table:table-row table:style-name="Table3.1">
          <table:table-cell table:style-name="Table3.A1" office:value-type="string">
            <text:p text:style-name="P47">Company</text:p>
          </table:table-cell>
          <table:table-cell table:style-name="Table3.B1" office:value-type="string">
            <text:p text:style-name="P47">IBM</text:p>
          </table:table-cell>
        </table:table-row>
        <table:table-row table:style-name="Table3.1">
          <table:table-cell table:style-name="Table3.A1" office:value-type="string">
            <text:p text:style-name="P47">Address</text:p>
          </table:table-cell>
          <table:table-cell table:style-name="Table3.B1" office:value-type="string">
            <text:p text:style-name="P47"/>
          </table:table-cell>
        </table:table-row>
        <table:table-row table:style-name="Table3.1">
          <table:table-cell table:style-name="Table3.A1" office:value-type="string">
            <text:p text:style-name="P47">Voice</text:p>
          </table:table-cell>
          <table:table-cell table:style-name="Table3.B1" office:value-type="string">
            <text:p text:style-name="P47"/>
          </table:table-cell>
        </table:table-row>
        <table:table-row table:style-name="Table3.1">
          <table:table-cell table:style-name="Table3.A1" office:value-type="string">
            <text:p text:style-name="P45">e-mail</text:p>
          </table:table-cell>
          <table:table-cell table:style-name="Table3.B1" office:value-type="string">
            <text:p text:style-name="P45">charters@uk.ibm.com</text:p>
          </table:table-cell>
        </table:table-row>
      </table:table>
      <text:p text:style-name="Body"><text:soft-page-break/></text:p>
      <table:table table:name="Table4" table:style-name="Table4">
        <table:table-column table:style-name="Table4.A"/>
        <table:table-column table:style-name="Table4.B"/>
        <table:table-row table:style-name="Table4.1">
          <table:table-cell table:style-name="Table4.A1" office:value-type="string">
            <text:p text:style-name="P47">Name</text:p>
          </table:table-cell>
          <table:table-cell table:style-name="Table4.B1" office:value-type="string">
            <text:p text:style-name="P47">Tim Ward</text:p>
          </table:table-cell>
        </table:table-row>
        <table:table-row table:style-name="Table4.1">
          <table:table-cell table:style-name="Table4.A1" office:value-type="string">
            <text:p text:style-name="P47">Company</text:p>
          </table:table-cell>
          <table:table-cell table:style-name="Table4.B1" office:value-type="string">
            <text:p text:style-name="P47">Paremus</text:p>
          </table:table-cell>
        </table:table-row>
        <table:table-row table:style-name="Table4.1">
          <table:table-cell table:style-name="Table4.A1" office:value-type="string">
            <text:p text:style-name="P47">Address</text:p>
          </table:table-cell>
          <table:table-cell table:style-name="Table4.B1" office:value-type="string">
            <text:p text:style-name="P47"/>
          </table:table-cell>
        </table:table-row>
        <table:table-row table:style-name="Table4.1">
          <table:table-cell table:style-name="Table4.A1" office:value-type="string">
            <text:p text:style-name="P47">Voice</text:p>
          </table:table-cell>
          <table:table-cell table:style-name="Table4.B1" office:value-type="string">
            <text:p text:style-name="P47"/>
          </table:table-cell>
        </table:table-row>
        <table:table-row table:style-name="Table4.1">
          <table:table-cell table:style-name="Table4.A1" office:value-type="string">
            <text:p text:style-name="P45">e-mail</text:p>
          </table:table-cell>
          <table:table-cell table:style-name="Table4.B1" office:value-type="string">
            <text:p text:style-name="P45">tim.ward@paremus.com</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fo:padding="0cm" fo:border="none" style:shadow="none" style:writing-mode="lr-tb" style:join-border="true"/>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1.778cm"/>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2.032cm"/>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2.286cm"/>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2.54cm"/>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2.794cm"/>
        </style:tab-stops>
      </style:paragraph-properties>
    </style:style>
    <style:style style:name="Body" style:family="paragraph" style:parent-style-name="Default_20_Text">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Foot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Default_20_Text">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Default_20_Text">
      <style:paragraph-properties fo:margin-top="0.141cm" fo:margin-bottom="0.141cm" fo:text-align="start" style:justify-single-word="false"/>
      <style:text-properties fo:color="#000000" style:font-name="Arial" fo:language="en" fo:country="GB"/>
    </style:style>
    <style:style style:name="CellHeading" style:family="paragraph" style:parent-style-name="Default_20_Text">
      <style:paragraph-properties fo:margin-top="0.212cm" fo:margin-bottom="0.212cm"/>
      <style:text-properties fo:color="#000000" style:font-name="Arial" fo:language="en" fo:country="GB" fo:font-weight="bold" style:font-weight-asian="bold"/>
    </style:style>
    <style:style style:name="Abstract" style:family="paragraph" style:parent-style-name="Default_20_Text">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100%" fo:margin-left="0.706cm" fo:margin-right="0cm" fo:margin-top="0cm" fo:margin-bottom="0cm" fo:text-indent="-0.706cm" style:auto-text-indent="false"/>
    </style:style>
    <style:style style:name="Reference" style:family="paragraph" style:parent-style-name="Default_20_Text"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Default_20_Text">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padding="0cm" fo:border="none" style:shadow="none"/>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RTF_5f_Num_20_3_20_1" style:display-name="RTF_Num 3 1" style:family="text">
      <style:text-properties style:font-name="Symbol" style:font-name-asian="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2"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3"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4"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5"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6"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7"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8"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9"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10"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0cm" style:type="center"/>
          <style:tab-stop style:position="18.161cm" style:type="right"/>
        </style:tab-stops>
      </style:paragraph-properties>
    </style:style>
    <style:style style:name="MP2" style:family="paragraph" style:parent-style-name="Default_20_Text">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1E79F30D.png" xlink:type="simple" xlink:show="embed" xlink:actuate="onLoad"/></draw:frame><text:tab/><text:user-defined style:data-style-name="N0" text:name="RFC Title">Blueprint Container 1.1</text:user-defined><text:tab/>Page <text:page-number text:select-page="current">16</text:page-number> of <text:page-count style:num-format="1">16</text:page-count></text:p>
        <text:p text:style-name="Header"/>
        <text:p text:style-name="MP1"><text:tab/>Draft<text:tab/> <text:modification-date style:data-style-name="N76">September 9,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2"/>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creation-date>2012-05-21T11:13:45</meta:creation-date>
    <meta:editing-cycles>98</meta:editing-cycles>
    <meta:editing-duration>P21DT45M4S</meta:editing-duration>
    <dc:date>2013-09-09T13:55:18.55</dc:date>
    <dc:creator>Tim Mitchell</dc:creator>
    <meta:document-statistic meta:table-count="4" meta:image-count="2" meta:object-count="0" meta:page-count="16" meta:paragraph-count="272" meta:word-count="4866" meta:character-count="32952"/>
    <meta:user-defined meta:name="Company">IBM Corporation</meta:user-defined>
    <meta:user-defined meta:name="Info 3"/>
    <meta:user-defined meta:name="Info 4"/>
    <meta:user-defined meta:name="RFC Title">Blueprint Container 1.1</meta:user-defined>
  </office:meta>
</office:document-meta>
</file>